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fo:font-style="normal" officeooo:rsid="00289535" officeooo:paragraph-rsid="00349f29" fo:background-color="#ffffff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289535" officeooo:paragraph-rsid="004c0a36" fo:background-color="#ffffff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officeooo:paragraph-rsid="002a2700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b845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c0a36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c4b12" style:font-name-asian="Times New Roman2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style:font-name="Arial1" fo:font-size="10pt" fo:language="ru" fo:country="RU" fo:font-weight="normal" officeooo:rsid="000ffa94" style:font-name-asian="Times New Roman2" style:font-size-asian="10pt" style:font-weight-asian="normal" style:font-name-complex="Times New Roman2" style:font-size-complex="10pt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19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4c0a36"/>
    </style:style>
    <style:style style:name="P22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1" fo:font-size="14pt" fo:font-weight="normal" officeooo:rsid="000ffa94" officeooo:paragraph-rsid="000ffa94" style:font-name-asian="Times New Roman2" style:font-size-asian="14pt" style:font-weight-asian="normal" style:font-name-complex="Times New Roman2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normal" fo:text-transform="none"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Times New Roman1" fo:font-size="14pt" officeooo:rsid="0049de81" officeooo:paragraph-rsid="0050a045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paragraph-rsid="004c0a36" fo:background-color="#ffffff" style:font-name-asian="Symbol" style:font-size-asian="14pt" style:language-asian="ru" style:country-asian="RU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size-asian="14pt" style:language-asian="ru" style:country-asian="RU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officeooo:rsid="0048b77e" officeooo:paragraph-rsid="004c4b12" fo:background-color="#ffffff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36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orphans="2" fo:widows="2" fo:text-indent="1cm" style:auto-text-indent="false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font-style="normal" officeooo:rsid="0048b77e" officeooo:paragraph-rsid="004c4b12" style:font-name-asian="Times New Roman2" style:font-size-asian="14pt" style:font-style-asian="normal" style:font-name-complex="Times New Roman2" style:font-size-complex="14pt" style:font-style-complex="normal"/>
    </style:style>
    <style:style style:name="P37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orphans="2" fo:widows="2" fo:text-indent="1cm" style:auto-text-indent="false" fo:break-before="page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3ae5d8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fo:font-weight="bold" officeooo:paragraph-rsid="0033ebd5" style:font-name-asian="Times New Roman2" style:font-size-asian="14pt" style:font-weight-asian="bold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4e449e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6c9ac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Standard">
      <style:paragraph-properties fo:margin-left="0cm" fo:margin-right="-0.005cm" fo:line-height="120%" fo:text-align="justify" style:justify-single-word="false" fo:text-indent="0cm" style:auto-text-indent="false" style:text-autospace="none"/>
      <style:text-properties style:use-window-font-color="true" style:font-name="Times New Roman1" fo:font-size="14pt" fo:language="ru" fo:country="RU" fo:font-style="normal" officeooo:rsid="0048b77e" officeooo:paragraph-rsid="004c4b12" style:font-name-asian="Times New Roman2" style:font-size-asian="14pt" style:font-style-asian="normal" style:font-name-complex="Times New Roman2" style:font-size-complex="14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57f566" style:font-name-asian="Times New Roman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58812f" officeooo:paragraph-rsid="0058812f" style:font-name-asian="Times New Roman2" style:font-size-asian="14pt" style:font-name-complex="Times New Roman2" style:font-size-complex="14pt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50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e449e" officeooo:paragraph-rsid="004e449e" style:font-name-asian="Courier New1" style:font-size-asian="10pt" style:font-name-complex="Courier New1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e449e" officeooo:paragraph-rsid="0057f566" style:font-name-asian="Courier New1" style:font-size-asian="10pt" style:font-name-complex="Courier New1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57f566" officeooo:paragraph-rsid="0057f566" style:font-name-asian="Courier New1" style:font-size-asian="10pt" style:font-name-complex="Courier New1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paragraph-rsid="004e449e" style:font-name-asian="Courier New1" style:font-size-asian="10pt" style:font-name-complex="Courier New1" style:font-size-complex="10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paragraph-rsid="0057f566" style:font-name-asian="Courier New1" style:font-size-asian="10pt" style:font-name-complex="Courier New1" style:font-size-complex="10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normal" officeooo:rsid="0051eb49" officeooo:paragraph-rsid="0051eb49" style:font-name-asian="Times New Roman2" style:font-size-asian="14pt" style:font-weight-asian="normal" style:font-name-complex="Times New Roman2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57f566" officeooo:paragraph-rsid="0057f566" style:font-style-asian="normal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font-style="italic" style:font-style-asian="italic" style:font-style-complex="italic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57f566"/>
    </style:style>
    <style:style style:name="P60" style:family="paragraph" style:parent-style-name="Standard">
      <style:paragraph-properties fo:margin-left="0cm" fo:margin-right="-0.005cm" fo:margin-top="0cm" fo:margin-bottom="0cm" loext:contextual-spacing="false" fo:line-height="120%" fo:text-align="justify" style:justify-single-word="false" fo:text-indent="0.97cm" style:auto-text-indent="false" fo:padding="0cm" fo:border="none" style:text-autospace="none"/>
      <style:text-properties officeooo:paragraph-rsid="0057f566" style:font-name-asian="Symbol"/>
    </style:style>
    <style:style style:name="P61" style:family="paragraph" style:parent-style-name="Standard">
      <style:paragraph-properties fo:margin-left="0cm" fo:margin-right="-0.011cm" fo:margin-top="0cm" fo:margin-bottom="0cm" loext:contextual-spacing="false" fo:line-height="100%" fo:text-align="justify" style:justify-single-word="false" fo:text-indent="1cm" style:auto-text-indent="false" style:text-autospace="none"/>
      <style:text-properties fo:language="ru" fo:country="RU" officeooo:paragraph-rsid="004e449e" style:font-name-asian="Symbo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rsid="002a2700" officeooo:paragraph-rsid="0058812f" fo:background-color="#ffffff" style:font-name-asian="Symbol" style:font-size-asian="14pt" style:language-asian="ru" style:country-asian="RU" style:font-name-complex="Times New Roman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14pt" officeooo:rsid="0058812f" officeooo:paragraph-rsid="0058812f" style:font-name-asian="Times New Roman2" style:font-size-asian="14pt" style:font-name-complex="Times New Roman2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5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8b77e"/>
    </style:style>
    <style:style style:name="P66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rsid="0057f566" officeooo:paragraph-rsid="0057f566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rsid="0057f566" officeooo:paragraph-rsid="0057f566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0c0c0" fo:font-size="10pt" officeooo:paragraph-rsid="002ab84d" style:font-size-asian="10pt" style:font-size-complex="10pt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style:font-name="Arial1" fo:font-size="10pt" fo:language="ru" fo:country="RU" fo:font-weight="normal" officeooo:rsid="0058fc03" officeooo:paragraph-rsid="0058fc03" style:font-name-asian="Times New Roman2" style:font-size-asian="10pt" style:font-weight-asian="normal" style:font-name-complex="Times New Roman2" style:font-size-complex="10pt" style:font-weight-complex="normal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0pt" officeooo:rsid="0058fc03" officeooo:paragraph-rsid="0058fc03" style:font-size-asian="10pt" style:font-size-complex="10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0pt" officeooo:paragraph-rsid="002ab84d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1" fo:font-size="10pt" fo:language="ru" fo:country="RU" fo:font-weight="normal" officeooo:rsid="0058fc03" officeooo:paragraph-rsid="0058fc03" style:font-name-asian="Times New Roman2" style:font-size-asian="10pt" style:font-weight-asian="normal" style:font-name-complex="Times New Roman2" style:font-size-complex="10pt" style:font-weight-complex="normal"/>
    </style:style>
    <style:style style:name="P7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7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77" style:family="paragraph">
      <loext:graphic-properties draw:fill="none" draw:fill-color="#ffffff"/>
      <style:paragraph-properties style:writing-mode="lr-tb"/>
    </style:style>
    <style:style style:name="P78" style:family="paragraph">
      <style:paragraph-properties fo:margin-left="0cm" fo:margin-right="0cm" fo:margin-top="0.494cm" fo:margin-bottom="0.494cm" fo:text-align="start" fo:text-indent="0cm" style:line-break="strict"/>
    </style:style>
    <style:style style:name="P79" style:family="paragraph">
      <loext:graphic-properties draw:fill="none" draw:fill-color="#ffffff"/>
      <style:paragraph-properties fo:margin-left="0cm" fo:margin-right="0cm" fo:margin-top="0.494cm" fo:margin-bottom="0.494cm" fo:text-align="start" fo:text-indent="0cm" style:line-break="strict" style:writing-mode="lr-tb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text-position="0% 100%" style:font-name="Times New Roman1" fo:font-size="14pt" fo:font-weight="bold" officeooo:rsid="002cc0a2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T4" style:family="text"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fo:font-variant="normal" fo:text-transform="none" style:text-position="0% 100%" style:font-name="Times New Roman1" fo:font-size="14pt" fo:language="ru" fo:country="RU" fo:font-weight="bold" officeooo:rsid="000ffa94" style:font-name-asian="Symbol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57f566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10" style:family="text">
      <style:text-properties style:font-name="Times New Roman1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1" style:family="text">
      <style:text-properties style:font-name="Times New Roman1" fo:font-size="14pt" fo:font-style="italic" officeooo:rsid="004e449e" style:font-name-asian="Times New Roman2" style:font-size-asian="14pt" style:font-style-asian="italic" style:font-name-complex="Times New Roman2" style:font-size-complex="14pt"/>
    </style:style>
    <style:style style:name="T12" style:family="text">
      <style:text-properties style:font-name="Times New Roman1" fo:font-size="14pt" fo:font-style="italic" officeooo:rsid="0057f566" style:font-name-asian="Times New Roman2" style:font-size-asian="14pt" style:font-style-asian="italic" style:font-name-complex="Times New Roman2" style:font-size-complex="14pt"/>
    </style:style>
    <style:style style:name="T13" style:family="text">
      <style:text-properties style:font-name="Times New Roman1" fo:font-size="14pt" style:font-size-asian="14pt" style:font-name-complex="Times New Roman2" style:font-size-complex="14pt"/>
    </style:style>
    <style:style style:name="T14" style:family="text">
      <style:text-properties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15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officeooo:rsid="004e449e" fo:background-color="#ffffff" loext:char-shading-value="0" style:font-name-asian="Times New Roman2" style:font-size-asian="14pt" style:font-name-complex="Times New Roman2" style:font-size-complex="14pt"/>
    </style:style>
    <style:style style:name="T17" style:family="text">
      <style:text-properties fo:color="#ff0000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style:use-window-font-color="true" style:text-position="0% 100%" style:font-name="Times New Roman1" fo:font-size="14pt" fo:font-weight="bold" officeooo:rsid="004c0a36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style:use-window-font-color="true" style:text-position="0% 100%" style:font-name="Times New Roman1" fo:font-size="14pt" fo:font-weight="normal" officeooo:rsid="000ffa94" style:font-name-asian="Times New Roman2" style:font-size-asian="14pt" style:font-weight-asian="normal" style:font-name-complex="Times New Roman2" style:font-size-complex="14pt"/>
    </style:style>
    <style:style style:name="T23" style:family="text">
      <style:text-properties style:use-window-font-color="true" style:font-name="Times New Roman1" fo:font-size="14pt" fo:font-style="normal" officeooo:rsid="0033ebd5" fo:background-color="#ffffff" loext:char-shading-value="0" style:font-size-asian="14pt" style:font-style-asian="normal" style:font-name-complex="Times New Roman2" style:font-size-complex="14pt" style:font-style-complex="normal"/>
    </style:style>
    <style:style style:name="T24" style:family="text">
      <style:text-properties style:use-window-font-color="true" style:font-name="Times New Roman1" fo:font-size="14pt" fo:font-style="normal" officeooo:rsid="0033ebd5" fo:background-color="#ffffff" loext:char-shading-value="0" style:font-name-asian="Symbol" style:font-size-asian="14pt" style:font-style-asian="normal" style:font-name-complex="Times New Roman2" style:font-size-complex="14pt" style:font-style-complex="normal"/>
    </style:style>
    <style:style style:name="T25" style:family="text">
      <style:text-properties style:use-window-font-color="true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26" style:family="text">
      <style:text-properties style:use-window-font-color="true" style:font-name="Times New Roman1" fo:font-size="14pt" fo:font-style="normal" officeooo:rsid="004c0a36" style:font-size-asian="14pt" style:font-style-asian="normal" style:font-name-complex="Times New Roman2" style:font-size-complex="14pt" style:font-style-complex="normal"/>
    </style:style>
    <style:style style:name="T27" style:family="text">
      <style:text-properties style:use-window-font-color="true" style:font-name="Times New Roman1" fo:font-size="14pt" fo:font-style="normal" officeooo:rsid="0057f566" style:font-size-asian="14pt" style:font-style-asian="normal" style:font-name-complex="Times New Roman2" style:font-size-complex="14pt" style:font-style-complex="normal"/>
    </style:style>
    <style:style style:name="T28" style:family="text">
      <style:text-properties style:use-window-font-color="true" officeooo:rsid="000ffa94"/>
    </style:style>
    <style:style style:name="T29" style:family="text">
      <style:text-properties style:use-window-font-color="true" style:font-name="Times New Roman" fo:font-size="14pt" fo:font-style="normal" officeooo:rsid="0033ebd5" fo:background-color="#ffffff" loext:char-shading-value="0" style:font-name-asian="Symbol" style:font-size-asian="14pt" style:font-style-asian="normal" style:font-name-complex="Times New Roman" style:font-size-complex="14pt" style:font-style-complex="normal"/>
    </style:style>
    <style:style style:name="T30" style:family="text">
      <style:text-properties style:use-window-font-color="true" style:font-name="Times New Roman" fo:font-size="14pt" fo:font-style="normal" officeooo:rsid="0033ebd5" fo:background-color="#ffffff" loext:char-shading-value="0" style:font-size-asian="14pt" style:font-style-asian="normal" style:font-name-complex="Times New Roman" style:font-size-complex="14pt" style:font-style-complex="normal"/>
    </style:style>
    <style:style style:name="T31" style:family="text">
      <style:text-properties style:use-window-font-color="true" style:font-name="Times New Roman" fo:font-size="14pt" fo:language="en" fo:country="US" fo:font-style="italic" officeooo:rsid="0033ebd5" fo:background-color="#ffffff" loext:char-shading-value="0" style:font-name-asian="Symbol" style:font-size-asian="14pt" style:font-style-asian="italic" style:font-name-complex="Times New Roman" style:font-size-complex="14pt" style:font-style-complex="normal"/>
    </style:style>
    <style:style style:name="T32" style:family="text">
      <style:text-properties style:use-window-font-color="true" style:font-name="Times New Roman" fo:font-size="14pt" fo:font-style="italic" fo:font-weight="bold" officeooo:rsid="0033ebd5" fo:background-color="#ffffff" loext:char-shading-value="0" style:font-size-asian="14pt" style:font-style-asian="italic" style:font-weight-asian="bold" style:font-name-complex="Times New Roman" style:font-size-complex="14pt" style:font-style-complex="normal"/>
    </style:style>
    <style:style style:name="T33" style:family="text">
      <style:text-properties fo:color="#800080"/>
    </style:style>
    <style:style style:name="T34" style:family="text">
      <style:text-properties fo:color="#808000"/>
    </style:style>
    <style:style style:name="T35" style:family="text">
      <style:text-properties fo:color="#808000" style:font-name="Times New Roman1" fo:font-size="14pt" style:font-name-asian="Times New Roman2" style:font-size-asian="14pt" style:font-name-complex="Times New Roman2" style:font-size-complex="14pt"/>
    </style:style>
    <style:style style:name="T36" style:family="text">
      <style:text-properties fo:color="#c0c0c0"/>
    </style:style>
    <style:style style:name="T37" style:family="text">
      <style:text-properties fo:color="#000000"/>
    </style:style>
    <style:style style:name="T38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39" style:family="text">
      <style:text-properties fo:color="#000000" style:font-name="Times New Roman1" fo:font-size="14pt" officeooo:rsid="0048b77e" style:font-name-asian="Times New Roman2" style:font-size-asian="14pt" style:font-name-complex="Times New Roman2" style:font-size-complex="14pt"/>
    </style:style>
    <style:style style:name="T40" style:family="text">
      <style:text-properties fo:color="#008000"/>
    </style:style>
    <style:style style:name="T41" style:family="text">
      <style:text-properties fo:color="#000080"/>
    </style:style>
    <style:style style:name="T42" style:family="text">
      <style:text-properties fo:language="ru" fo:country="RU" style:font-name-complex="Times New Roman"/>
    </style:style>
    <style:style style:name="T43" style:family="text">
      <style:text-properties fo:language="ru" fo:country="RU" fo:font-weight="normal" style:language-asian="ru" style:country-asian="RU" style:font-weight-asian="normal" style:font-weight-complex="normal"/>
    </style:style>
    <style:style style:name="T44" style:family="text">
      <style:text-properties fo:color="#800000"/>
    </style:style>
    <style:style style:name="T45" style:family="text">
      <style:text-properties style:font-name="Times New Roman" fo:font-size="14pt" fo:language="ru" fo:country="RU" fo:font-weight="bold" style:font-name-asian="Symbol" style:font-size-asian="14pt" style:language-asian="ru" style:country-asian="RU" style:font-weight-asian="bold" style:font-name-complex="Times New Roman" style:font-size-complex="14pt" style:font-weight-complex="bold"/>
    </style:style>
    <style:style style:name="T46" style:family="text">
      <style:text-properties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T47" style:family="text">
      <style:text-properties style:font-name="Times New Roman" fo:font-size="14pt" fo:language="en" fo:country="US" fo:font-style="italic" officeooo:rsid="004e449e" style:font-name-asian="Times New Roman2" style:font-size-asian="14pt" style:font-style-asian="italic" style:font-name-complex="Times New Roman" style:font-size-complex="14pt"/>
    </style:style>
    <style:style style:name="T48" style:family="text">
      <style:text-properties officeooo:rsid="0048b77e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2f784" style:font-style-asian="normal" style:font-weight-asian="normal" style:font-style-complex="normal" style:font-weight-complex="normal"/>
    </style:style>
    <style:style style:name="T51" style:family="text">
      <style:text-properties style:font-name="SimSun" fo:font-size="14pt" fo:language="ru" fo:country="RU" fo:font-weight="normal" style:font-name-asian="SimSun" style:font-size-asian="14pt" style:language-asian="ru" style:country-asian="RU" style:font-weight-asian="normal" style:font-name-complex="SimSun" style:font-size-complex="14pt" style:font-weight-complex="normal"/>
    </style:style>
    <style:style style:name="T52" style:family="text">
      <style:text-properties fo:language="en" fo:country="US" fo:font-weight="normal" style:language-asian="ru" style:country-asian="RU" style:font-weight-asian="normal" style:font-weight-complex="normal"/>
    </style:style>
    <style:style style:name="T53" style:family="text">
      <style:text-properties fo:language="en" fo:country="US" fo:font-weight="normal" style:font-weight-asian="normal" style:font-weight-complex="normal"/>
    </style:style>
    <style:style style:name="T54" style:family="text">
      <style:text-properties fo:language="en" fo:country="US"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4c4b12"/>
    </style:style>
    <style:style style:name="T58" style:family="text">
      <style:text-properties officeooo:rsid="0052f784"/>
    </style:style>
    <style:style style:name="T59" style:family="text">
      <style:text-properties officeooo:rsid="0057f566"/>
    </style:style>
    <style:style style:name="T60" style:family="text">
      <style:text-properties officeooo:rsid="0058812f"/>
    </style:style>
    <style:style style:name="T61" style:family="text">
      <style:text-properties fo:color="#000000" style:font-name="Times New Roman" fo:font-size="12pt" fo:language="en" fo:country="US" style:letter-kerning="true" style:font-name-asian="SimSun" style:font-size-asian="12pt" style:language-asian="zh" style:country-asian="CN" style:font-name-complex="Times New Roman" style:font-size-complex="12pt" style:language-complex="ar" style:country-complex="none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tru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ИНОБРНАУКИ РОССИИ</text:p>
      <text:p text:style-name="P26">САНКТ-ПЕТЕРБУРГСКИЙ ГОСУДАРСТВЕННЫЙ</text:p>
      <text:p text:style-name="P26">ЭЛЕКТРОТЕХНИЧЕСКИЙ УНИВЕРСИТЕТ</text:p>
      <text:p text:style-name="P26">«ЛЭТИ» ИМ. В.И. УЛЬЯНОВА (ЛЕНИНА)</text:p>
      <text:p text:style-name="P20"><text:span text:style-name="T1">Кафедра </text:span><text:span text:style-name="T6">МО ЭВМ</text:span>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ОТЧЕТ</text:p>
      <text:p text:style-name="P20"><text:span text:style-name="T1">по лабораторной работе</text:span><text:span text:style-name="T17"> </text:span><text:span text:style-name="T20">№</text:span><text:span text:style-name="T21">4</text:span></text:p>
      <text:p text:style-name="P20"><text:span text:style-name="T1">по дисциплине «</text:span><text:span text:style-name="T2">Алгоритмы и структуры данных</text:span><text:span text:style-name="T1">»</text:span></text:p>
      <text:p text:style-name="P21"><text:span text:style-name="T4">Тема: <text:s/></text:span><text:span text:style-name="T5">Программирование алгоритмов с бинарными деревьями</text:span></text:p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<text:span text:style-name="T3">Студент гр. </text:span><text:span text:style-name="T22">6383</text:span>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5"><text:span text:style-name="T59">Михеева</text:span> <text:span text:style-name="T59">Е</text:span>. <text:span text:style-name="T59">Е</text:span>.</text:p>
          </table:table-cell>
        </table:table-row>
        <table:table-row table:style-name="Table1.1">
          <table:table-cell table:style-name="Table1.A1" office:value-type="string">
            <text:p text:style-name="P22">Преподаватель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0"><text:span text:style-name="T7">Шолохова О</text:span><text:span text:style-name="T3">. М.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>Санкт-Петербург</text:p>
      <text:p text:style-name="P23"><text:span text:style-name="T19">201</text:span><text:span text:style-name="T28">7</text:span></text:p>
      <text:p text:style-name="P44">Цель работы.</text:p>
      <text:p text:style-name="P30"><text:span text:style-name="T49">П</text:span>ознакомиться с такой часто используемой на практике, особенно при решении задач кодирования и поиска, <text:s/>нелинейной структурой данных, как бинарное дерево, способами е<text:span text:style-name="T58">го</text:span> представления и реализации, получить навыки решения задач обработки бинарных деревьев.</text:p>
      <text:p text:style-name="P4"/>
      <text:p text:style-name="P41">Постановка задачи.</text:p>
      <text:p text:style-name="P10"><text:span text:style-name="T13">Зад</text:span><text:span text:style-name="T14">а</text:span><text:span text:style-name="T25">ние: </text:span><text:span text:style-name="T27">3</text:span><text:span text:style-name="T26">.</text:span><text:span text:style-name="T27">б</text:span><text:span text:style-name="T23">. </text:span></text:p>
      <text:p text:style-name="P46"><text:span text:style-name="T24"><text:tab/></text:span><text:span text:style-name="T29">Заданы два бинарных дерева </text:span><text:span text:style-name="T31">b</text:span><text:span text:style-name="T29">1 и </text:span><text:span text:style-name="T31">b</text:span><text:span text:style-name="T29">2 типа </text:span><text:span text:style-name="T31">BT</text:span><text:span text:style-name="T29"> с произвольным типом элементов. Проверить: </text:span></text:p>
      <text:p text:style-name="P60"><text:span text:style-name="T30">равны ли они (два бинарных дерева </text:span><text:span text:style-name="T32">равны</text:span><text:span text:style-name="T30">, если они подобны и их соответствующие элементы равны);</text:span></text:p>
      <text:p text:style-name="P40">Основные теоретические положения.</text:p>
      <text:p text:style-name="P7"><text:span text:style-name="T7"><text:tab/></text:span><text:span text:style-name="T45">Бинарное дерево </text:span><text:span text:style-name="T51">－</text:span><text:span text:style-name="T46"> это 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. </text:span></text:p>
      <text:p text:style-name="P34">Пример <text:span text:style-name="T60">бинарного дерева представлен </text:span>на рисунке 4.2.</text:p>
      <text:p text:style-name="P37"/>
      <text:p text:style-name="P33"><draw:g text:anchor-type="char" draw:z-index="0" draw:name="Group 4" draw:style-name="gr1"><draw:custom-shape draw:name="AutoShape 5" draw:style-name="gr2" draw:text-style-name="P77" svg:width="14.378cm" svg:height="3.763cm" svg:x="0.741cm" svg:y="0.163cm"><text:p/><draw:enhanced-geometry svg:viewBox="0 0 21600 21600" draw:type="rectangle" draw:enhanced-path="M 0 0 L 21600 0 21600 21600 0 21600 0 0 Z N"/></draw:custom-shape><draw:g draw:name="Group 6" draw:style-name="gr3"><draw:frame draw:style-name="gr4" draw:text-style-name="P79" svg:width="0.542cm" svg:height="1.396cm" svg:x="6.745cm" svg:y="0.161cm"><draw:text-box><text:p text:style-name="P78"><text:span text:style-name="T61">a</text:span></text:p></draw:text-box></draw:frame><draw:frame draw:style-name="gr4" draw:text-style-name="P79" svg:width="0.542cm" svg:height="1.396cm" svg:x="9.112cm" svg:y="1.015cm"><draw:text-box><text:p text:style-name="P78"><text:span text:style-name="T61">c</text:span></text:p></draw:text-box></draw:frame><draw:frame draw:style-name="gr4" draw:text-style-name="P79" svg:width="0.549cm" svg:height="1.396cm" svg:x="4.925cm" svg:y="1.015cm"><draw:text-box><text:p text:style-name="P78"><text:span text:style-name="T61">b</text:span></text:p></draw:text-box></draw:frame><draw:frame draw:style-name="gr4" draw:text-style-name="P79" svg:width="0.548cm" svg:height="1.396cm" svg:x="8.021cm" svg:y="1.867cm"><draw:text-box><text:p text:style-name="P78"><text:span text:style-name="T61">f</text:span></text:p></draw:text-box></draw:frame><draw:frame draw:style-name="gr4" draw:text-style-name="P79" svg:width="0.729cm" svg:height="1.396cm" svg:x="3.833cm" svg:y="1.867cm"><draw:text-box><text:p text:style-name="P78"><text:span text:style-name="T61">d</text:span></text:p></draw:text-box></draw:frame><draw:frame draw:style-name="gr4" draw:text-style-name="P79" svg:width="0.542cm" svg:height="1.396cm" svg:x="4.743cm" svg:y="2.576cm"><draw:text-box><text:p text:style-name="P78"><text:span text:style-name="T61">h</text:span></text:p></draw:text-box></draw:frame><draw:frame draw:style-name="gr4" draw:text-style-name="P79" svg:width="0.542cm" svg:height="1.396cm" svg:x="6.019cm" svg:y="1.867cm"><draw:text-box><text:p text:style-name="P78"><text:span text:style-name="T61">e</text:span></text:p></draw:text-box></draw:frame><draw:frame draw:style-name="gr4" draw:text-style-name="P79" svg:width="0.549cm" svg:height="1.396cm" svg:x="8.747cm" svg:y="2.717cm"><draw:text-box><text:p text:style-name="P78"><text:span text:style-name="T61">j</text:span></text:p></draw:text-box></draw:frame><draw:frame draw:style-name="gr4" draw:text-style-name="P79" svg:width="0.548cm" svg:height="1.396cm" svg:x="10.204cm" svg:y="1.724cm"><draw:text-box><text:p text:style-name="P78"><text:span text:style-name="T61">g</text:span></text:p></draw:text-box></draw:frame><draw:frame draw:style-name="gr4" draw:text-style-name="P79" svg:width="0.542cm" svg:height="1.396cm" svg:x="7.289cm" svg:y="2.717cm"><draw:text-box><text:p text:style-name="P78"><text:span text:style-name="T61">i</text:span></text:p></draw:text-box></draw:frame><draw:line draw:name="Line 17" draw:style-name="gr5" draw:text-style-name="P80" svg:x1="6.745cm" svg:y1="0.59cm" svg:x2="5.475cm" svg:y2="1.156cm"><text:p/></draw:line><draw:line draw:name="Line 18" draw:style-name="gr5" draw:text-style-name="P80" svg:x1="7.29cm" svg:y1="0.59cm" svg:x2="9.112cm" svg:y2="1.156cm"><text:p/></draw:line><draw:line draw:name="Line 19" draw:style-name="gr5" draw:text-style-name="P80" svg:x1="5.059cm" svg:y1="1.378cm" svg:x2="4.332cm" svg:y2="1.803cm"><text:p/></draw:line><draw:line draw:name="Line 20" draw:style-name="gr5" draw:text-style-name="P80" svg:x1="5.47cm" svg:y1="1.442cm" svg:x2="6.197cm" svg:y2="1.867cm"><text:p/></draw:line><draw:line draw:name="Line 21" draw:style-name="gr5" draw:text-style-name="P80" svg:x1="9.113cm" svg:y1="1.442cm" svg:x2="8.564cm" svg:y2="2.01cm"><text:p/></draw:line><draw:line draw:name="Line 22" draw:style-name="gr5" draw:text-style-name="P80" svg:x1="9.657cm" svg:y1="1.442cm" svg:x2="10.384cm" svg:y2="1.867cm"><text:p/></draw:line><draw:line draw:name="Line 23" draw:style-name="gr5" draw:text-style-name="P80" svg:x1="4.383cm" svg:y1="2.29cm" svg:x2="4.746cm" svg:y2="2.574cm"><text:p/></draw:line><draw:line draw:name="Line 24" draw:style-name="gr5" draw:text-style-name="P80" svg:x1="8.017cm" svg:y1="2.436cm" svg:x2="7.654cm" svg:y2="2.72cm"><text:p/></draw:line><draw:line draw:name="Line 25" draw:style-name="gr5" draw:text-style-name="P80" svg:x1="8.567cm" svg:y1="2.436cm" svg:x2="8.93cm" svg:y2="2.72cm"><text:p/></draw:line><draw:frame draw:style-name="gr4" draw:text-style-name="P79" svg:width="0.542cm" svg:height="1.396cm" svg:x="10.931cm" svg:y="2.717cm"><draw:text-box><text:p text:style-name="P78"><text:span text:style-name="T61">k</text:span></text:p></draw:text-box></draw:frame><draw:frame draw:style-name="gr4" draw:text-style-name="P79" svg:width="0.548cm" svg:height="1.396cm" svg:x="10.386cm" svg:y="3.424cm"><draw:text-box><text:p text:style-name="P78"><text:span text:style-name="T61">l</text:span></text:p></draw:text-box></draw:frame><draw:line draw:name="Line 28" draw:style-name="gr5" draw:text-style-name="P80" svg:x1="10.749cm" svg:y1="2.294cm" svg:x2="11.112cm" svg:y2="2.719cm"><text:p/></draw:line><draw:line draw:name="Line 29" draw:style-name="gr5" draw:text-style-name="P80" svg:x1="11.112cm" svg:y1="3.146cm" svg:x2="10.749cm" svg:y2="3.43cm"><text:p/></draw:line></draw:g></draw:g></text:p>
      <text:p text:style-name="P33"/>
      <text:p text:style-name="P33"/>
      <text:p text:style-name="P33"/>
      <text:p text:style-name="P3">Рис. 4.2 Пример бинарного дерева</text:p>
      <text:p text:style-name="P31">Скобочное представление дерева на рисунке 4.2 выглядит следующим образом:</text:p>
      <text:p text:style-name="P31">(a (b (d Λ(h Λ Λ))(e Λ Λ))(c (f (i Λ Λ)(j Λ Λ))(g Λ(k (l Λ Λ) Λ)))) </text:p>
      <text:p text:style-name="P31">Применив правила упрощения скобочной записи:</text:p>
      <text:p text:style-name="P31">1.(&lt;корень&gt; <text:s/>&lt;непустое БД&gt; Λ) <text:span text:style-name="T57">=</text:span> (&lt;корень&gt; <text:s/>&lt;непустое БД&gt;),</text:p>
      <text:p text:style-name="P31">2. (&lt; корень &gt; Λ Λ) <text:span text:style-name="T57">=</text:span> (&lt; корень &gt;),</text:p>
      <text:p text:style-name="P15">получим (a (b (d Λ (h)) (e)) (c (f (i) (j)) (g Λ (k (l ))))) </text:p>
      <text:p text:style-name="P36"><text:span text:style-name="T43">Возможна ссылочная реализация абстрактного типа данных (АТД) «бинарное дерево» как в связанной памяти, так и на базе вектора. Каждый узел бинарного дерево (</text:span><text:span text:style-name="T52">BT) </text:span><text:span text:style-name="T43">рассматривается как корень поддерева, которому сопоставляется запись из трех полей: одно из них содержит значение узла, а два других являются указателями на левое и правое поддеревья. </text:span></text:p>
      <text:p text:style-name="P32">Базовые операции бинарного дерева задаются набором функций:</text:p>
      <text:p text:style-name="P45">NullBT (t: BinT): Boolean;</text:p>
      <text:p text:style-name="P45">RootBT (t: BinT): Elem;</text:p>
      <text:p text:style-name="P45">LeftBT (t: BinT): BinT;</text:p>
      <text:p text:style-name="P45">RightBT (t: BinT): BinT;</text:p>
      <text:p text:style-name="P45">ConsBT (e: Elem; LS, RS: BinT): BinT;</text:p>
      <text:p text:style-name="P35"><text:span text:style-name="T56">К ним надо добавить функцию </text:span><text:span text:style-name="T55">CreateBT</text:span><text:span text:style-name="T56">: BinT</text:span><text:span text:style-name="T53"> </text:span><text:span text:style-name="T56">и процедуру </text:span><text:span text:style-name="T55">DestroyBT </text:span><text:span text:style-name="T56">(var b: BinT) для начала и завершения работы с экземпляром динамической структуры, а также процедуру </text:span><text:span text:style-name="T54">Otkaz</text:span><text:span text:style-name="T53">(n: Byte)</text:span><text:span text:style-name="T56">, которая вызывается при попытке некорректного использования основных функций.</text:span></text:p>
      <text:p text:style-name="P2"/>
      <text:p text:style-name="P38"><text:span text:style-name="T6">Спецификация программы</text:span><text:span text:style-name="T1">.</text:span></text:p>
      <text:p text:style-name="P58"><text:span text:style-name="T7">Назначение программы.</text:span><text:span text:style-name="T18"> </text:span></text:p>
      <text:p text:style-name="P57"><text:span text:style-name="T16">П</text:span><text:span text:style-name="T15">рограмма предназначена для проверки равенства деревьев.</text:span></text:p>
      <text:p text:style-name="P38"><text:span text:style-name="T9">Описание программы</text:span><text:span text:style-name="T7">.</text:span><text:span text:style-name="T18"> </text:span></text:p>
      <text:p text:style-name="P43"><text:span text:style-name="T7">Программа написана на языке C++ с использованием компилятора gcc. <text:tab/>Входными данными для программы явля</text:span><text:span text:style-name="T8">ю</text:span><text:span text:style-name="T7">тся: </text:span><text:span text:style-name="T8">два бинарных дерева, записанных в полной скобочной записи</text:span></text:p>
      <text:p text:style-name="P61"><text:soft-page-break/><text:span text:style-name="T47"/></text:p>
      <text:p text:style-name="P42">Выходными данными явля<text:span text:style-name="T48">ется сообщение Equal, если деревья равны и Not equal в противном случае</text:span></text:p>
      <text:p text:style-name="P38"><text:span text:style-name="T12">1. </text:span><text:span text:style-name="T9">Пример </text:span><text:span text:style-name="T10">исходн</text:span><text:span text:style-name="T12">ых</text:span><text:span text:style-name="T11"> строк</text:span><text:span text:style-name="T7"> </text:span></text:p>
      <text:p text:style-name="P51"/>
      <text:p text:style-name="P53"><text:s text:c="4"/>(a(b//)(c//))</text:p>
      <text:p text:style-name="P53"><text:s text:c="4"/>(a(c//)(c//))</text:p>
      <text:p text:style-name="P39"><text:span text:style-name="T9">Пример </text:span><text:span text:style-name="T10">выходн</text:span><text:span text:style-name="T12">ой строки</text:span></text:p>
      <text:p text:style-name="P54"/>
      <text:p text:style-name="P53"><text:s text:c="2"/>Not equal</text:p>
      <text:p text:style-name="P53"/>
      <text:p text:style-name="P59"><text:span text:style-name="T12">2. </text:span><text:span text:style-name="T9">Пример </text:span><text:span text:style-name="T10">исходн</text:span><text:span text:style-name="T12">ых</text:span><text:span text:style-name="T11"> строк</text:span><text:span text:style-name="T7"> </text:span></text:p>
      <text:p text:style-name="P52"/>
      <text:p text:style-name="P53"><text:s text:c="4"/>(a(b//)(c//))</text:p>
      <text:p text:style-name="P53"><text:s text:c="4"/>(a(b//)(c//))</text:p>
      <text:p text:style-name="P59"><text:span text:style-name="T9">Пример </text:span><text:span text:style-name="T10">выходн</text:span><text:span text:style-name="T12">ой строки</text:span></text:p>
      <text:p text:style-name="P55"/>
      <text:p text:style-name="P53"><text:s text:c="2"/>Equal</text:p>
      <text:p text:style-name="P53">. </text:p>
      <text:p text:style-name="P53"/>
      <text:p text:style-name="P6"><text:span text:style-name="T9"><text:tab/>Реализация</text:span><text:span text:style-name="T7">.</text:span></text:p>
      <text:list xml:id="list2843841599452584267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<text:span text:style-name="T35"><text:tab/></text:span></text:p>
                                              <text:p text:style-name="P66"><text:span text:style-name="T39">1. </text:span><text:span text:style-name="T38">binTree enterBracket(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7"><text:span text:style-name="T38">Считывает бинарное дерево в полном скобочном представлении из командной строки. </text:span></text:p>
      <text:p text:style-name="P67"><text:span text:style-name="T38">2. bool check(b1,b2)</text:span></text:p>
      <text:p text:style-name="P67"><text:span text:style-name="T38">Проверяет бинарные деревья b1 и b2 на равенство. В случае равенства возвращает true, в противном случае - false</text:span></text:p>
      <text:p text:style-name="P28"/>
      <text:p text:style-name="P9"><text:tab/></text:p>
      <text:p text:style-name="P38"><text:span text:style-name="T6">Тестирование</text:span><text:span text:style-name="T1">.</text:span></text:p>
      <text:p text:style-name="P56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3">Входные строки</text:p>
          </table:table-cell>
          <table:table-cell table:style-name="Таблица1.B1" office:value-type="string">
            <text:p text:style-name="P63">Ожидаемый результат</text:p>
          </table:table-cell>
        </table:table-row>
        <table:table-row>
          <table:table-cell table:style-name="Таблица1.A2" office:value-type="string">
            <text:p text:style-name="P63">(a//)</text:p>
            <text:p text:style-name="P63">(b//)</text:p>
          </table:table-cell>
          <table:table-cell table:style-name="Таблица1.B2" office:value-type="string">
            <text:p text:style-name="P47">Not equal</text:p>
          </table:table-cell>
        </table:table-row>
        <table:table-row>
          <table:table-cell table:style-name="Таблица1.A2" office:value-type="string">
            <text:p text:style-name="P63">(a(b//)(c//))</text:p>
            <text:p text:style-name="P63">(a(b//)(c//))</text:p>
          </table:table-cell>
          <table:table-cell table:style-name="Таблица1.B2" office:value-type="string">
            <text:p text:style-name="P47">Equal</text:p>
          </table:table-cell>
        </table:table-row>
        <table:table-row>
          <table:table-cell table:style-name="Таблица1.A2" office:value-type="string">
            <text:p text:style-name="P63">(a(b//)(c//))</text:p>
            <text:p text:style-name="P63">(a(b//)(d//))</text:p>
          </table:table-cell>
          <table:table-cell table:style-name="Таблица1.B2" office:value-type="string">
            <text:p text:style-name="P47">Not equal</text:p>
          </table:table-cell>
        </table:table-row>
        <table:table-row>
          <table:table-cell table:style-name="Таблица1.A2" office:value-type="string">
            <text:p text:style-name="P64">/</text:p>
            <text:p text:style-name="P63">(a//)</text:p>
          </table:table-cell>
          <table:table-cell table:style-name="Таблица1.B2" office:value-type="string">
            <text:p text:style-name="P47">Not equal</text:p>
          </table:table-cell>
        </table:table-row>
        <table:table-row>
          <table:table-cell table:style-name="Таблица1.A2" office:value-type="string">
            <text:p text:style-name="P63">(a(b(/c(d//))(e//)(f//))</text:p>
            <text:p text:style-name="P63">(a(b(/c(d//))(e//)(f/(g//)))</text:p>
          </table:table-cell>
          <table:table-cell table:style-name="Таблица1.B2" office:value-type="string">
            <text:p text:style-name="P47">Not equal</text:p>
          </table:table-cell>
        </table:table-row>
      </table:table>
      <text:p text:style-name="P56"/>
      <text:p text:style-name="P48"><text:s text:c="3"/>Выводы.</text:p>
      <text:p text:style-name="P62"><text:span text:style-name="T50">В ходе работы я п</text:span><text:span text:style-name="T42">ознакоми</text:span><text:span text:style-name="T60">лась</text:span><text:span text:style-name="T42"> с </text:span><text:span text:style-name="T60">такой </text:span><text:span text:style-name="T42">часто используемой </text:span>при решении задач кодирования и поиска,<text:span text:style-name="T42"> </text:span>нелинейной структурой данных, <text:span text:style-name="T60">как</text:span> бинарное дерево<text:span text:style-name="T42"> <text:s text:c="2"/>, способами е</text:span><text:span text:style-name="T58">го</text:span><text:span text:style-name="T42"> представления и реализации, получ</text:span><text:span text:style-name="T58">ила</text:span><text:span text:style-name="T42"> навыки решения задач обработки бинарных деревьев.</text:span></text:p>
      <text:p text:style-name="P5"><text:bookmark text:name="_yu53w69mcq8w"/></text:p>
      <text:p text:style-name="P49"><text:bookmark text:name="_9fo5aet8n5j"/>Приложение А. Исходный код.</text:p>
      <text:p text:style-name="P69"/>
      <text:p text:style-name="P72">Файл main.cpp</text:p>
      <text:p text:style-name="P73"/>
      <text:p text:style-name="P71">//<text:span text:style-name="T36"> </text:span>Лабораторная<text:span text:style-name="T36"> </text:span>работа<text:span text:style-name="T36"> </text:span>4</text:p>
      <text:p text:style-name="P11"><text:span text:style-name="T40">//</text:span><text:span text:style-name="T36"> </text:span><text:span text:style-name="T40">Вариант</text:span><text:span text:style-name="T36"> </text:span><text:span text:style-name="T40">3б</text:span></text:p>
      <text:p text:style-name="P11"><text:span text:style-name="T40">//</text:span><text:span text:style-name="T36"> </text:span><text:span text:style-name="T40">Проверить,</text:span><text:span text:style-name="T36"> </text:span><text:span text:style-name="T40">равны</text:span><text:span text:style-name="T36"> </text:span><text:span text:style-name="T40">ли</text:span><text:span text:style-name="T36"> </text:span><text:span text:style-name="T40">два</text:span><text:span text:style-name="T36"> </text:span><text:span text:style-name="T40">бинарных</text:span><text:span text:style-name="T36"> </text:span><text:span text:style-name="T40">дерева</text:span></text:p>
      <text:p text:style-name="P11"><text:span text:style-name="T40">//</text:span><text:span text:style-name="T36"> </text:span><text:span text:style-name="T40">Михеева</text:span><text:span text:style-name="T36"> </text:span><text:span text:style-name="T40">Екатерина</text:span><text:span text:style-name="T36"> </text:span><text:span text:style-name="T40">группа</text:span><text:span text:style-name="T36"> </text:span><text:span text:style-name="T40">6383</text:span></text:p>
      <text:p text:style-name="P11"><text:span text:style-name="T40">//</text:span><text:span text:style-name="T36"> </text:span><text:span text:style-name="T40">22.10.17</text:span></text:p>
      <text:p text:style-name="P11"><text:span text:style-name="T40">//</text:span><text:span text:style-name="T36"> </text:span><text:span text:style-name="T40">Пример</text:span><text:span text:style-name="T36"> </text:span><text:span text:style-name="T40">ввода</text:span><text:span text:style-name="T36"> </text:span><text:span text:style-name="T40">дерева</text:span><text:span text:style-name="T36"> </text:span><text:span text:style-name="T40">(a(b//)(c//))</text:span></text:p>
      <text:p text:style-name="P12">//</text:p>
      <text:p text:style-name="P11"><text:span text:style-name="T41">#include</text:span><text:span text:style-name="T36"> </text:span><text:span text:style-name="T40">&lt;iostream&gt;</text:span></text:p>
      <text:p text:style-name="P16"><text:span text:style-name="T41">#include</text:span><text:span text:style-name="T36"> </text:span><text:span text:style-name="T40">"bintree.h"</text:span></text:p>
      <text:p text:style-name="P16"><text:span text:style-name="T34">using</text:span><text:span text:style-name="T36"> </text:span><text:span text:style-name="T34">namespace</text:span><text:span text:style-name="T36"> </text:span><text:span text:style-name="T33">std</text:span><text:span text:style-name="T37">;</text:span></text:p>
      <text:p text:style-name="P11"><text:span text:style-name="T34">void</text:span><text:span text:style-name="T36"> </text:span><text:span text:style-name="T37">outBT(</text:span><text:span text:style-name="T33">binTree</text:span><text:span text:style-name="T36"> </text:span>b<text:span text:style-name="T37">);</text:span></text:p>
      <text:p text:style-name="P11"><text:span text:style-name="T34">bool</text:span><text:span text:style-name="T36"> </text:span><text:span text:style-name="T37">check(</text:span><text:span text:style-name="T33">binTree</text:span><text:span text:style-name="T36"> </text:span>b1<text:span text:style-name="T37">,</text:span><text:span text:style-name="T36"> </text:span><text:span text:style-name="T33">binTree</text:span><text:span text:style-name="T36"> </text:span>b2<text:span text:style-name="T37">);</text:span></text:p>
      <text:p text:style-name="P16"><text:span text:style-name="T33">binTree</text:span><text:span text:style-name="T36"> </text:span><text:span text:style-name="T37">enterBracket();</text:span></text:p>
      <text:p text:style-name="P11"><text:span text:style-name="T34">int</text:span><text:span text:style-name="T36"> </text:span><text:span text:style-name="T37">main(){</text:span></text:p>
      <text:p text:style-name="P11"><text:span text:style-name="T36"><text:s text:c="4"/></text:span><text:span text:style-name="T33">binTree</text:span><text:span text:style-name="T36"> </text:span><text:span text:style-name="T37">b1,b2;</text:span></text:p>
      <text:p text:style-name="P11"><text:span text:style-name="T36"><text:s text:c="4"/></text:span>cout<text:span text:style-name="T37">&lt;&lt;</text:span><text:span text:style-name="T40">"Введите</text:span><text:span text:style-name="T36"> </text:span><text:span text:style-name="T40">дерево</text:span><text:span text:style-name="T36"> </text:span><text:span text:style-name="T40">1"</text:span><text:span text:style-name="T37">&lt;&lt;</text:span>endl<text:span text:style-name="T37">;</text:span></text:p>
      <text:p text:style-name="P11"><text:span text:style-name="T36"><text:s text:c="4"/></text:span><text:span text:style-name="T34">try</text:span><text:span text:style-name="T36"> </text:span><text:span text:style-name="T37">{</text:span></text:p>
      <text:p text:style-name="P11"><text:span text:style-name="T36"><text:s text:c="8"/></text:span><text:span text:style-name="T37">b1</text:span><text:span text:style-name="T36"> </text:span><text:span text:style-name="T37">=</text:span><text:span text:style-name="T36"> </text:span><text:span text:style-name="T37">enterBracket()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catch</text:span><text:span text:style-name="T36"> </text:span><text:span text:style-name="T37">(</text:span><text:span text:style-name="T34">const</text:span><text:span text:style-name="T36"> </text:span><text:span text:style-name="T34">char</text:span><text:span text:style-name="T36"> </text:span><text:span text:style-name="T37">*error){</text:span></text:p>
      <text:p text:style-name="P11"><text:span text:style-name="T36"><text:s text:c="8"/></text:span>cout<text:span text:style-name="T36"> </text:span><text:span text:style-name="T37">&lt;&lt;</text:span><text:span text:style-name="T36"> </text:span><text:span text:style-name="T37">error;</text:span></text:p>
      <text:p text:style-name="P11"><text:span text:style-name="T36"><text:s text:c="8"/></text:span><text:span text:style-name="T34">return</text:span><text:span text:style-name="T36"> </text:span><text:span text:style-name="T41">0</text:span><text:span text:style-name="T37">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cout<text:span text:style-name="T37">&lt;&lt;</text:span><text:span text:style-name="T40">"Введите</text:span><text:span text:style-name="T36"> </text:span><text:span text:style-name="T40">дерево</text:span><text:span text:style-name="T36"> </text:span><text:span text:style-name="T40">2"</text:span><text:span text:style-name="T37">&lt;&lt;</text:span>endl<text:span text:style-name="T37">;</text:span></text:p>
      <text:p text:style-name="P11"><text:span text:style-name="T36"><text:s text:c="4"/></text:span><text:span text:style-name="T34">try</text:span><text:span text:style-name="T36"> </text:span><text:span text:style-name="T37">{</text:span></text:p>
      <text:p text:style-name="P11"><text:span text:style-name="T36"><text:s text:c="8"/></text:span><text:span text:style-name="T37">b2</text:span><text:span text:style-name="T36"> </text:span><text:span text:style-name="T37">=</text:span><text:span text:style-name="T36"> </text:span><text:span text:style-name="T37">enterBracket()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catch</text:span><text:span text:style-name="T36"> </text:span><text:span text:style-name="T37">(</text:span><text:span text:style-name="T34">const</text:span><text:span text:style-name="T36"> </text:span><text:span text:style-name="T34">char</text:span><text:span text:style-name="T36"> </text:span><text:span text:style-name="T37">*error){</text:span></text:p>
      <text:p text:style-name="P11"><text:span text:style-name="T36"><text:s text:c="8"/></text:span>cout<text:span text:style-name="T36"> </text:span><text:span text:style-name="T37">&lt;&lt;</text:span><text:span text:style-name="T36"> </text:span><text:span text:style-name="T37">error;</text:span></text:p>
      <text:p text:style-name="P11"><text:span text:style-name="T36"><text:s text:c="8"/></text:span><text:span text:style-name="T34">return</text:span><text:span text:style-name="T36"> </text:span><text:span text:style-name="T41">0</text:span><text:span text:style-name="T37">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cout<text:span text:style-name="T37">&lt;&lt;</text:span>endl<text:span text:style-name="T37">;</text:span></text:p>
      <text:p text:style-name="P11"><text:span text:style-name="T36"><text:s text:c="4"/></text:span><text:span text:style-name="T34">if</text:span><text:span text:style-name="T36"> </text:span><text:span text:style-name="T37">(check(b1,b2)</text:span><text:span text:style-name="T36"> </text:span><text:span text:style-name="T37">==</text:span><text:span text:style-name="T36"> </text:span><text:span text:style-name="T34">true</text:span><text:span text:style-name="T37">)</text:span></text:p>
      <text:p text:style-name="P11"><text:span text:style-name="T36"><text:s text:c="8"/></text:span>cout<text:span text:style-name="T36"> </text:span><text:span text:style-name="T37">&lt;&lt;</text:span><text:span text:style-name="T36"> </text:span><text:span text:style-name="T40">"Equal"</text:span><text:span text:style-name="T37">&lt;&lt;</text:span>endl<text:span text:style-name="T37">;</text:span></text:p>
      <text:p text:style-name="P11"><text:span text:style-name="T36"><text:s text:c="4"/></text:span><text:span text:style-name="T34">else</text:span></text:p>
      <text:p text:style-name="P11"><text:span text:style-name="T36"><text:s text:c="8"/></text:span>cout<text:span text:style-name="T36"> </text:span><text:span text:style-name="T37">&lt;&lt;</text:span><text:span text:style-name="T40">"Not</text:span><text:span text:style-name="T36"> </text:span><text:span text:style-name="T40">equal"</text:span><text:span text:style-name="T37">&lt;&lt;</text:span>endl<text:span text:style-name="T37">;</text:span></text:p>
      <text:p text:style-name="P11"><text:span text:style-name="T36"><text:s text:c="4"/></text:span><text:span text:style-name="T37">destroy(b1);</text:span></text:p>
      <text:p text:style-name="P11"><text:span text:style-name="T36"><text:s text:c="4"/></text:span><text:span text:style-name="T37">destroy(b2);</text:span></text:p>
      <text:p text:style-name="P11"><text:span text:style-name="T36"><text:s text:c="4"/></text:span><text:span text:style-name="T34">return</text:span><text:span text:style-name="T36"> </text:span><text:span text:style-name="T41">0</text:span><text:span text:style-name="T37">;</text:span></text:p>
      <text:p text:style-name="P17">}</text:p>
      <text:p text:style-name="P11"><text:span text:style-name="T34">bool</text:span><text:span text:style-name="T36"> </text:span><text:span text:style-name="T37">check(</text:span><text:span text:style-name="T33">binTree</text:span><text:span text:style-name="T36"> </text:span><text:span text:style-name="T37">b1,</text:span><text:span text:style-name="T36"> </text:span><text:span text:style-name="T33">binTree</text:span><text:span text:style-name="T36"> </text:span><text:span text:style-name="T37">b2){</text:span></text:p>
      <text:p text:style-name="P11"><text:span text:style-name="T36"><text:s text:c="4"/></text:span><text:span text:style-name="T34">if</text:span><text:span text:style-name="T36"> </text:span><text:span text:style-name="T37">((b1</text:span><text:span text:style-name="T36"> </text:span><text:span text:style-name="T37">==</text:span><text:span text:style-name="T36"> </text:span><text:span text:style-name="T41">NULL</text:span><text:span text:style-name="T37">)</text:span><text:span text:style-name="T36"> </text:span><text:span text:style-name="T37">&amp;&amp;</text:span><text:span text:style-name="T36"> </text:span><text:span text:style-name="T37">(b2</text:span><text:span text:style-name="T36"> </text:span><text:span text:style-name="T37">==</text:span><text:span text:style-name="T36"> </text:span><text:span text:style-name="T41">NULL</text:span><text:span text:style-name="T37">))</text:span></text:p>
      <text:p text:style-name="P11"><text:soft-page-break/><text:span text:style-name="T36"><text:s text:c="8"/></text:span><text:span text:style-name="T34">return</text:span><text:span text:style-name="T36"> </text:span><text:span text:style-name="T34">true</text:span><text:span text:style-name="T37">;</text:span></text:p>
      <text:p text:style-name="P11"><text:span text:style-name="T36"><text:s text:c="4"/></text:span><text:span text:style-name="T34">if</text:span><text:span text:style-name="T36"> </text:span><text:span text:style-name="T37">(((b1</text:span><text:span text:style-name="T36"> </text:span><text:span text:style-name="T37">==</text:span><text:span text:style-name="T36"> </text:span><text:span text:style-name="T41">NULL</text:span><text:span text:style-name="T37">)</text:span><text:span text:style-name="T36"> </text:span><text:span text:style-name="T37">^</text:span><text:span text:style-name="T36"> </text:span><text:span text:style-name="T37">(b2</text:span><text:span text:style-name="T36"> </text:span><text:span text:style-name="T37">==</text:span><text:span text:style-name="T36"> </text:span><text:span text:style-name="T41">NULL</text:span><text:span text:style-name="T37">))</text:span><text:span text:style-name="T36"> </text:span><text:span text:style-name="T37">==</text:span><text:span text:style-name="T36"> </text:span><text:span text:style-name="T34">true</text:span><text:span text:style-name="T37">)</text:span></text:p>
      <text:p text:style-name="P11"><text:span text:style-name="T36"><text:s text:c="8"/></text:span><text:span text:style-name="T34">return</text:span><text:span text:style-name="T36"> </text:span><text:span text:style-name="T34">false</text:span><text:span text:style-name="T37">;</text:span></text:p>
      <text:p text:style-name="P11"><text:span text:style-name="T36"><text:s text:c="4"/></text:span><text:span text:style-name="T34">if</text:span><text:span text:style-name="T36"> </text:span><text:span text:style-name="T37">(RootBT(b1)</text:span><text:span text:style-name="T36"> </text:span><text:span text:style-name="T37">!=</text:span><text:span text:style-name="T36"> </text:span><text:span text:style-name="T37">RootBT(b2))</text:span></text:p>
      <text:p text:style-name="P11"><text:span text:style-name="T36"><text:s text:c="8"/></text:span><text:span text:style-name="T34">return</text:span><text:span text:style-name="T36"> </text:span><text:span text:style-name="T34">false</text:span><text:span text:style-name="T37">;</text:span></text:p>
      <text:p text:style-name="P11"><text:span text:style-name="T36"><text:s text:c="4"/></text:span><text:span text:style-name="T34">return</text:span><text:span text:style-name="T36"> </text:span><text:span text:style-name="T37">(check</text:span><text:span text:style-name="T36"> </text:span><text:span text:style-name="T37">(Left(b1),</text:span><text:span text:style-name="T36"> </text:span><text:span text:style-name="T37">Left(b2))</text:span><text:span text:style-name="T36"> </text:span><text:span text:style-name="T37">&amp;&amp;</text:span><text:span text:style-name="T36"> </text:span><text:span text:style-name="T37">check</text:span><text:span text:style-name="T36"> </text:span><text:span text:style-name="T37">(Right(b1),</text:span><text:span text:style-name="T36"> </text:span><text:span text:style-name="T37">Right(b2)));</text:span></text:p>
      <text:p text:style-name="P17">}</text:p>
      <text:p text:style-name="P11"><text:span text:style-name="T34">void</text:span><text:span text:style-name="T36"> </text:span><text:span text:style-name="T37">outBT(</text:span><text:span text:style-name="T33">binTree</text:span><text:span text:style-name="T36"> </text:span><text:span text:style-name="T37">b)</text:span><text:span text:style-name="T36"> </text:span><text:span text:style-name="T37">{</text:span></text:p>
      <text:p text:style-name="P11"><text:span text:style-name="T36"><text:s text:c="4"/></text:span><text:span text:style-name="T34">if</text:span><text:span text:style-name="T36"> </text:span><text:span text:style-name="T37">(b!=</text:span><text:span text:style-name="T41">NULL</text:span><text:span text:style-name="T37">)</text:span><text:span text:style-name="T36"> </text:span><text:span text:style-name="T37">{</text:span></text:p>
      <text:p text:style-name="P11"><text:span text:style-name="T36"><text:s text:c="8"/></text:span>cout<text:span text:style-name="T36"> </text:span><text:span text:style-name="T37">&lt;&lt;</text:span><text:span text:style-name="T36"> </text:span><text:span text:style-name="T37">RootBT(b);</text:span></text:p>
      <text:p text:style-name="P11"><text:span text:style-name="T36"><text:s text:c="8"/></text:span><text:span text:style-name="T37">outBT(Left(b));</text:span></text:p>
      <text:p text:style-name="P11"><text:span text:style-name="T36"><text:s text:c="8"/></text:span><text:span text:style-name="T37">outBT(Right(b))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else</text:span><text:span text:style-name="T36"> </text:span>cout<text:span text:style-name="T36"> </text:span><text:span text:style-name="T37">&lt;&lt;</text:span><text:span text:style-name="T36"> </text:span><text:span text:style-name="T40">'/'</text:span><text:span text:style-name="T37">;</text:span></text:p>
      <text:p text:style-name="P17">}</text:p>
      <text:p text:style-name="P11"><text:span text:style-name="T33">binTree</text:span><text:span text:style-name="T36"> </text:span><text:span text:style-name="T37">enterBracket(){</text:span></text:p>
      <text:p text:style-name="P11"><text:span text:style-name="T36"><text:s text:c="4"/></text:span><text:span text:style-name="T33">binTree</text:span><text:span text:style-name="T36"> </text:span><text:span text:style-name="T37">p,q;</text:span></text:p>
      <text:p text:style-name="P11"><text:span text:style-name="T36"><text:s text:c="4"/></text:span><text:span text:style-name="T34">char</text:span><text:span text:style-name="T36"> </text:span><text:span text:style-name="T37">elem;</text:span></text:p>
      <text:p text:style-name="P11"><text:span text:style-name="T36"><text:s text:c="4"/></text:span>cin<text:span text:style-name="T36"> </text:span><text:span text:style-name="T37">&gt;&gt;</text:span><text:span text:style-name="T36"> </text:span><text:span text:style-name="T37">elem;</text:span></text:p>
      <text:p text:style-name="P11"><text:span text:style-name="T36"><text:s text:c="4"/></text:span><text:span text:style-name="T34">if</text:span><text:span text:style-name="T36"> </text:span><text:span text:style-name="T37">(elem</text:span><text:span text:style-name="T36"> </text:span><text:span text:style-name="T37">==</text:span><text:span text:style-name="T36"> </text:span><text:span text:style-name="T40">'/'</text:span><text:span text:style-name="T37">)</text:span></text:p>
      <text:p text:style-name="P11"><text:span text:style-name="T36"><text:s text:c="8"/></text:span><text:span text:style-name="T34">return</text:span><text:span text:style-name="T36"> </text:span><text:span text:style-name="T41">NULL</text:span><text:span text:style-name="T37">;</text:span></text:p>
      <text:p text:style-name="P11"><text:span text:style-name="T36"><text:s text:c="4"/></text:span><text:span text:style-name="T34">if</text:span><text:span text:style-name="T36"> </text:span><text:span text:style-name="T37">(elem</text:span><text:span text:style-name="T36"> </text:span><text:span text:style-name="T37">==</text:span><text:span text:style-name="T36"> </text:span><text:span text:style-name="T40">'('</text:span><text:span text:style-name="T37">){</text:span></text:p>
      <text:p text:style-name="P11"><text:span text:style-name="T36"><text:s text:c="8"/></text:span>cin<text:span text:style-name="T36"> </text:span><text:span text:style-name="T37">&gt;&gt;</text:span><text:span text:style-name="T36"> </text:span><text:span text:style-name="T37">elem;</text:span></text:p>
      <text:p text:style-name="P11"><text:span text:style-name="T36"><text:s text:c="8"/></text:span><text:span text:style-name="T37">p</text:span><text:span text:style-name="T36"> </text:span><text:span text:style-name="T37">=</text:span><text:span text:style-name="T36"> </text:span><text:span text:style-name="T37">enterBracket();</text:span></text:p>
      <text:p text:style-name="P11"><text:span text:style-name="T36"><text:s text:c="8"/></text:span><text:span text:style-name="T37">q</text:span><text:span text:style-name="T36"> </text:span><text:span text:style-name="T37">=</text:span><text:span text:style-name="T36"> </text:span><text:span text:style-name="T37">enterBracket();</text:span></text:p>
      <text:p text:style-name="P11"><text:span text:style-name="T36"><text:s text:c="8"/></text:span><text:span text:style-name="T34">char</text:span><text:span text:style-name="T36"> </text:span><text:span text:style-name="T37">ch;</text:span></text:p>
      <text:p text:style-name="P11"><text:span text:style-name="T36"><text:s text:c="8"/></text:span>cin<text:span text:style-name="T36"> </text:span><text:span text:style-name="T37">&gt;&gt;</text:span><text:span text:style-name="T36"> </text:span><text:span text:style-name="T37">ch;</text:span></text:p>
      <text:p text:style-name="P11"><text:span text:style-name="T36"><text:s text:c="8"/></text:span><text:span text:style-name="T34">if</text:span><text:span text:style-name="T36"> </text:span><text:span text:style-name="T37">(ch</text:span><text:span text:style-name="T36"> </text:span><text:span text:style-name="T37">!=</text:span><text:span text:style-name="T36"> </text:span><text:span text:style-name="T40">')'</text:span><text:span text:style-name="T37">)</text:span></text:p>
      <text:p text:style-name="P11"><text:span text:style-name="T36"><text:s text:c="12"/></text:span><text:span text:style-name="T34">throw</text:span><text:span text:style-name="T36"> </text:span><text:span text:style-name="T40">"incorrect</text:span><text:span text:style-name="T36"> </text:span><text:span text:style-name="T40">input\n"</text:span><text:span text:style-name="T37">;</text:span></text:p>
      <text:p text:style-name="P11"><text:span text:style-name="T36"><text:s text:c="8"/></text:span><text:span text:style-name="T34">return</text:span><text:span text:style-name="T36"> </text:span><text:span text:style-name="T37">ConsBT(elem,p,q)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throw</text:span><text:span text:style-name="T36"> </text:span><text:span text:style-name="T40">"incorrect</text:span><text:span text:style-name="T36"> </text:span><text:span text:style-name="T40">input\n"</text:span><text:span text:style-name="T37">;</text:span></text:p>
      <text:p text:style-name="P17">}</text:p>
      <text:p text:style-name="P74">Файл bintree.cpp</text:p>
      <text:p text:style-name="P71"/>
      <text:p text:style-name="P71"><text:span text:style-name="T41">#include</text:span><text:span text:style-name="T36"> </text:span>&lt;iostream&gt;</text:p>
      <text:p text:style-name="P16"><text:span text:style-name="T41">#include</text:span><text:span text:style-name="T36"> </text:span><text:span text:style-name="T40">"bintree.h"</text:span></text:p>
      <text:p text:style-name="P16"><text:span text:style-name="T34">using</text:span><text:span text:style-name="T36"> </text:span><text:span text:style-name="T34">namespace</text:span><text:span text:style-name="T36"> </text:span><text:span text:style-name="T33">std</text:span><text:span text:style-name="T36"> </text:span><text:span text:style-name="T37">;</text:span></text:p>
      <text:p text:style-name="P11"><text:span text:style-name="T33">binTree</text:span><text:span text:style-name="T36"> </text:span><text:span text:style-name="T37">Create(){</text:span></text:p>
      <text:p text:style-name="P11"><text:span text:style-name="T36"><text:s text:c="4"/></text:span><text:span text:style-name="T34">return</text:span><text:span text:style-name="T36"> </text:span><text:span text:style-name="T41">NULL</text:span><text:span text:style-name="T37">;</text:span></text:p>
      <text:p text:style-name="P17">}</text:p>
      <text:p text:style-name="P11"><text:span text:style-name="T34">bool</text:span><text:span text:style-name="T36"> </text:span><text:span text:style-name="T37">isNull(</text:span><text:span text:style-name="T33">binTree</text:span><text:span text:style-name="T36"> </text:span><text:span text:style-name="T37">b){</text:span></text:p>
      <text:p text:style-name="P11"><text:span text:style-name="T36"><text:s text:c="4"/></text:span><text:span text:style-name="T34">return</text:span><text:span text:style-name="T36"> </text:span><text:span text:style-name="T37">(b</text:span><text:span text:style-name="T36"> </text:span><text:span text:style-name="T37">==</text:span><text:span text:style-name="T36"> </text:span><text:span text:style-name="T41">NULL</text:span><text:span text:style-name="T37">);</text:span></text:p>
      <text:p text:style-name="P17">}</text:p>
      <text:p text:style-name="P11"><text:soft-page-break/><text:span text:style-name="T33">base</text:span><text:span text:style-name="T36"> </text:span><text:span text:style-name="T37">RootBT</text:span><text:span text:style-name="T36"> </text:span><text:span text:style-name="T37">(</text:span><text:span text:style-name="T33">binTree</text:span><text:span text:style-name="T36"> </text:span><text:span text:style-name="T37">b)</text:span><text:span text:style-name="T36"> </text:span><text:span text:style-name="T37">{</text:span></text:p>
      <text:p text:style-name="P11"><text:span text:style-name="T36"><text:s text:c="4"/></text:span><text:span text:style-name="T34">if</text:span><text:span text:style-name="T36"> </text:span><text:span text:style-name="T37">(b</text:span><text:span text:style-name="T36"> </text:span><text:span text:style-name="T37">==</text:span><text:span text:style-name="T36"> </text:span><text:span text:style-name="T41">NULL</text:span><text:span text:style-name="T37">)</text:span><text:span text:style-name="T36"> </text:span><text:span text:style-name="T37">{</text:span></text:p>
      <text:p text:style-name="P11"><text:span text:style-name="T36"><text:s text:c="8"/></text:span>cerr<text:span text:style-name="T36"> </text:span><text:span text:style-name="T37">&lt;&lt;</text:span><text:span text:style-name="T36"> </text:span><text:span text:style-name="T40">"Error:</text:span><text:span text:style-name="T36"> </text:span><text:span text:style-name="T40">RootBT(null)</text:span><text:span text:style-name="T36"> </text:span><text:span text:style-name="T40">\n"</text:span><text:span text:style-name="T37">;</text:span></text:p>
      <text:p text:style-name="P11"><text:span text:style-name="T36"><text:s text:c="8"/></text:span><text:span text:style-name="T37">exit(</text:span><text:span text:style-name="T41">1</text:span><text:span text:style-name="T37">)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else</text:span><text:span text:style-name="T36"> </text:span><text:span text:style-name="T34">return</text:span><text:span text:style-name="T36"> </text:span><text:span text:style-name="T37">b-&gt;</text:span><text:span text:style-name="T44">info</text:span><text:span text:style-name="T37">;</text:span></text:p>
      <text:p text:style-name="P17">}</text:p>
      <text:p text:style-name="P11"><text:span text:style-name="T33">binTree</text:span><text:span text:style-name="T36"> </text:span><text:span text:style-name="T37">Left</text:span><text:span text:style-name="T36"> </text:span><text:span text:style-name="T37">(</text:span><text:span text:style-name="T33">binTree</text:span><text:span text:style-name="T36"> </text:span><text:span text:style-name="T37">b){</text:span></text:p>
      <text:p text:style-name="P11"><text:span text:style-name="T36"><text:s text:c="4"/></text:span><text:span text:style-name="T34">if</text:span><text:span text:style-name="T36"> </text:span><text:span text:style-name="T37">(b</text:span><text:span text:style-name="T36"> </text:span><text:span text:style-name="T37">==</text:span><text:span text:style-name="T36"> </text:span><text:span text:style-name="T41">NULL</text:span><text:span text:style-name="T37">)</text:span><text:span text:style-name="T36"> </text:span><text:span text:style-name="T37">{</text:span></text:p>
      <text:p text:style-name="P11"><text:span text:style-name="T36"><text:s text:c="8"/></text:span>cerr<text:span text:style-name="T36"> </text:span><text:span text:style-name="T37">&lt;&lt;</text:span><text:span text:style-name="T36"> </text:span><text:span text:style-name="T40">"Error:</text:span><text:span text:style-name="T36"> </text:span><text:span text:style-name="T40">Left(null)</text:span><text:span text:style-name="T36"> </text:span><text:span text:style-name="T40">\n"</text:span><text:span text:style-name="T37">;</text:span></text:p>
      <text:p text:style-name="P11"><text:span text:style-name="T36"><text:s text:c="8"/></text:span><text:span text:style-name="T37">exit(</text:span><text:span text:style-name="T41">1</text:span><text:span text:style-name="T37">);</text:span></text:p>
      <text:p text:style-name="P11"><text:span text:style-name="T36"><text:s text:c="4"/></text:span><text:span text:style-name="T37">}</text:span></text:p>
      <text:p text:style-name="P11"><text:span text:style-name="T36"><text:s text:c="8"/></text:span><text:span text:style-name="T34">else</text:span><text:span text:style-name="T36"> </text:span><text:span text:style-name="T34">return</text:span><text:span text:style-name="T36"> </text:span><text:span text:style-name="T37">b</text:span><text:span text:style-name="T36"> </text:span><text:span text:style-name="T37">-&gt;</text:span><text:span text:style-name="T44">lt</text:span><text:span text:style-name="T37">;</text:span></text:p>
      <text:p text:style-name="P17">}</text:p>
      <text:p text:style-name="P11"><text:span text:style-name="T33">binTree</text:span><text:span text:style-name="T36"> </text:span><text:span text:style-name="T37">Right</text:span><text:span text:style-name="T36"> </text:span><text:span text:style-name="T37">(</text:span><text:span text:style-name="T33">binTree</text:span><text:span text:style-name="T36"> </text:span><text:span text:style-name="T37">b){</text:span></text:p>
      <text:p text:style-name="P11"><text:span text:style-name="T36"><text:s text:c="4"/></text:span><text:span text:style-name="T34">if</text:span><text:span text:style-name="T36"> </text:span><text:span text:style-name="T37">(b</text:span><text:span text:style-name="T36"> </text:span><text:span text:style-name="T37">==</text:span><text:span text:style-name="T36"> </text:span><text:span text:style-name="T41">NULL</text:span><text:span text:style-name="T37">)</text:span><text:span text:style-name="T36"> </text:span><text:span text:style-name="T37">{</text:span></text:p>
      <text:p text:style-name="P11"><text:span text:style-name="T36"><text:s text:c="8"/></text:span>cerr<text:span text:style-name="T36"> </text:span><text:span text:style-name="T37">&lt;&lt;</text:span><text:span text:style-name="T36"> </text:span><text:span text:style-name="T40">"Error:</text:span><text:span text:style-name="T36"> </text:span><text:span text:style-name="T40">Right(null)</text:span><text:span text:style-name="T36"> </text:span><text:span text:style-name="T40">\n"</text:span><text:span text:style-name="T37">;</text:span></text:p>
      <text:p text:style-name="P11"><text:span text:style-name="T36"><text:s text:c="8"/></text:span><text:span text:style-name="T37">exit(</text:span><text:span text:style-name="T41">1</text:span><text:span text:style-name="T37">);</text:span></text:p>
      <text:p text:style-name="P11"><text:span text:style-name="T36"><text:s text:c="4"/></text:span><text:span text:style-name="T37">}</text:span></text:p>
      <text:p text:style-name="P11"><text:span text:style-name="T36"><text:s text:c="8"/></text:span><text:span text:style-name="T34">else</text:span><text:span text:style-name="T36"> </text:span><text:span text:style-name="T34">return</text:span><text:span text:style-name="T36"> </text:span><text:span text:style-name="T37">b-&gt;</text:span><text:span text:style-name="T44">rt</text:span><text:span text:style-name="T37">;</text:span></text:p>
      <text:p text:style-name="P17">}</text:p>
      <text:p text:style-name="P11"><text:span text:style-name="T33">binTree</text:span><text:span text:style-name="T36"> </text:span><text:span text:style-name="T37">ConsBT(</text:span><text:span text:style-name="T34">const</text:span><text:span text:style-name="T36"> </text:span><text:span text:style-name="T33">base</text:span><text:span text:style-name="T36"> </text:span><text:span text:style-name="T37">&amp;x,</text:span><text:span text:style-name="T36"> </text:span><text:span text:style-name="T33">binTree</text:span><text:span text:style-name="T36"> </text:span><text:span text:style-name="T37">&amp;lst,</text:span><text:span text:style-name="T36"> <text:s/></text:span><text:span text:style-name="T33">binTree</text:span><text:span text:style-name="T36"> </text:span><text:span text:style-name="T37">&amp;rst){</text:span></text:p>
      <text:p text:style-name="P11"><text:span text:style-name="T36"><text:s text:c="4"/></text:span><text:span text:style-name="T33">binTree</text:span><text:span text:style-name="T36"> </text:span><text:span text:style-name="T37">p;</text:span></text:p>
      <text:p text:style-name="P11"><text:span text:style-name="T36"><text:s text:c="4"/></text:span><text:span text:style-name="T37">p</text:span><text:span text:style-name="T36"> </text:span><text:span text:style-name="T37">=</text:span><text:span text:style-name="T36"> </text:span><text:span text:style-name="T34">new</text:span><text:span text:style-name="T36"> </text:span><text:span text:style-name="T33">node</text:span><text:span text:style-name="T37">;</text:span></text:p>
      <text:p text:style-name="P11"><text:span text:style-name="T36"><text:s text:c="4"/></text:span><text:span text:style-name="T34">if</text:span><text:span text:style-name="T36"> </text:span><text:span text:style-name="T37">(</text:span><text:span text:style-name="T36"> </text:span><text:span text:style-name="T37">p</text:span><text:span text:style-name="T36"> </text:span><text:span text:style-name="T37">!=</text:span><text:span text:style-name="T36"> </text:span><text:span text:style-name="T41">NULL</text:span><text:span text:style-name="T37">)</text:span><text:span text:style-name="T36"> <text:s text:c="4"/></text:span><text:span text:style-name="T37">{</text:span></text:p>
      <text:p text:style-name="P11"><text:span text:style-name="T36"><text:s text:c="8"/></text:span><text:span text:style-name="T37">p</text:span><text:span text:style-name="T36"> </text:span><text:span text:style-name="T37">-&gt;</text:span><text:span text:style-name="T44">info</text:span><text:span text:style-name="T36"> </text:span><text:span text:style-name="T37">=</text:span><text:span text:style-name="T36"> </text:span><text:span text:style-name="T37">x;</text:span></text:p>
      <text:p text:style-name="P11"><text:span text:style-name="T36"><text:s text:c="8"/></text:span><text:span text:style-name="T37">p</text:span><text:span text:style-name="T36"> </text:span><text:span text:style-name="T37">-&gt;</text:span><text:span text:style-name="T44">lt</text:span><text:span text:style-name="T36"> </text:span><text:span text:style-name="T37">=</text:span><text:span text:style-name="T36"> </text:span><text:span text:style-name="T37">lst;</text:span></text:p>
      <text:p text:style-name="P11"><text:span text:style-name="T36"><text:s text:c="8"/></text:span><text:span text:style-name="T37">p</text:span><text:span text:style-name="T36"> </text:span><text:span text:style-name="T37">-&gt;</text:span><text:span text:style-name="T44">rt</text:span><text:span text:style-name="T36"> </text:span><text:span text:style-name="T37">=</text:span><text:span text:style-name="T36"> </text:span><text:span text:style-name="T37">rst;</text:span></text:p>
      <text:p text:style-name="P11"><text:span text:style-name="T36"><text:s text:c="8"/></text:span><text:span text:style-name="T34">return</text:span><text:span text:style-name="T36"> </text:span><text:span text:style-name="T37">p;</text:span></text:p>
      <text:p text:style-name="P11"><text:span text:style-name="T36"><text:s text:c="4"/></text:span><text:span text:style-name="T37">}</text:span></text:p>
      <text:p text:style-name="P11"><text:span text:style-name="T36"><text:s text:c="4"/></text:span><text:span text:style-name="T34">else</text:span><text:span text:style-name="T36"> </text:span><text:span text:style-name="T37">{</text:span></text:p>
      <text:p text:style-name="P11"><text:span text:style-name="T36"><text:s text:c="8"/></text:span>cerr<text:span text:style-name="T36"> </text:span><text:span text:style-name="T37">&lt;&lt;</text:span><text:span text:style-name="T36"> </text:span><text:span text:style-name="T40">"Memory</text:span><text:span text:style-name="T36"> </text:span><text:span text:style-name="T40">not</text:span><text:span text:style-name="T36"> </text:span><text:span text:style-name="T40">enough\n"</text:span><text:span text:style-name="T37">;</text:span></text:p>
      <text:p text:style-name="P11"><text:span text:style-name="T36"><text:s text:c="8"/></text:span><text:span text:style-name="T37">exit(</text:span><text:span text:style-name="T41">1</text:span><text:span text:style-name="T37">);</text:span></text:p>
      <text:p text:style-name="P11"><text:span text:style-name="T36"><text:s text:c="4"/></text:span><text:span text:style-name="T37">}</text:span></text:p>
      <text:p text:style-name="P17">}</text:p>
      <text:p text:style-name="P11"><text:span text:style-name="T34">void</text:span><text:span text:style-name="T36"> </text:span><text:span text:style-name="T37">destroy</text:span><text:span text:style-name="T36"> </text:span><text:span text:style-name="T37">(</text:span><text:span text:style-name="T33">binTree</text:span><text:span text:style-name="T36"> </text:span><text:span text:style-name="T37">&amp;b){</text:span></text:p>
      <text:p text:style-name="P11"><text:span text:style-name="T36"><text:s text:c="4"/></text:span><text:span text:style-name="T34">if</text:span><text:span text:style-name="T36"> </text:span><text:span text:style-name="T37">(b</text:span><text:span text:style-name="T36"> </text:span><text:span text:style-name="T37">!=</text:span><text:span text:style-name="T36"> </text:span><text:span text:style-name="T41">NULL</text:span><text:span text:style-name="T37">)</text:span><text:span text:style-name="T36"> <text:s text:c="5"/></text:span><text:span text:style-name="T37">{</text:span></text:p>
      <text:p text:style-name="P11"><text:span text:style-name="T36"><text:s text:c="8"/></text:span><text:span text:style-name="T37">destroy</text:span><text:span text:style-name="T36"> </text:span><text:span text:style-name="T37">(b-&gt;</text:span><text:span text:style-name="T44">lt</text:span><text:span text:style-name="T37">);</text:span></text:p>
      <text:p text:style-name="P11"><text:span text:style-name="T36"><text:s text:c="8"/></text:span><text:span text:style-name="T37">destroy</text:span><text:span text:style-name="T36"> </text:span><text:span text:style-name="T37">(b-&gt;</text:span><text:span text:style-name="T44">rt</text:span><text:span text:style-name="T37">);</text:span></text:p>
      <text:p text:style-name="P11"><text:span text:style-name="T36"><text:s text:c="8"/></text:span><text:span text:style-name="T34">delete</text:span><text:span text:style-name="T36"> </text:span><text:span text:style-name="T37">b;</text:span></text:p>
      <text:p text:style-name="P11"><text:span text:style-name="T36"><text:s text:c="8"/></text:span><text:span text:style-name="T37">b</text:span><text:span text:style-name="T36"> </text:span><text:span text:style-name="T37">=</text:span><text:span text:style-name="T36"> </text:span><text:span text:style-name="T41">NULL</text:span><text:span text:style-name="T37">;</text:span></text:p>
      <text:p text:style-name="P11"><text:span text:style-name="T36"><text:s text:c="4"/></text:span><text:span text:style-name="T37">}</text:span></text:p>
      <text:p text:style-name="P17">}</text:p>
      <text:p text:style-name="P71"/>
      <text:p text:style-name="P71"/>
      <text:p text:style-name="P74"><text:soft-page-break/>Файл bintree.h</text:p>
      <text:p text:style-name="P74"/>
      <text:p text:style-name="P74"><text:span text:style-name="T41">#ifndef</text:span><text:span text:style-name="T36"> </text:span>BINTREE</text:p>
      <text:p text:style-name="P16"><text:span text:style-name="T41">#define</text:span><text:span text:style-name="T36"> </text:span><text:span text:style-name="T41">BINTREE</text:span></text:p>
      <text:p text:style-name="P16"><text:span text:style-name="T34">typedef</text:span><text:span text:style-name="T36"> </text:span><text:span text:style-name="T34">char</text:span><text:span text:style-name="T36"> </text:span><text:span text:style-name="T33">base</text:span><text:span text:style-name="T37">;</text:span></text:p>
      <text:p text:style-name="P11"><text:span text:style-name="T34">struct</text:span><text:span text:style-name="T36"> </text:span><text:span text:style-name="T33">node</text:span><text:span text:style-name="T36"> </text:span><text:span text:style-name="T37">{</text:span></text:p>
      <text:p text:style-name="P11"><text:span text:style-name="T36"><text:s text:c="4"/></text:span><text:span text:style-name="T33">base</text:span><text:span text:style-name="T36"> </text:span><text:span text:style-name="T44">info</text:span><text:span text:style-name="T37">;</text:span></text:p>
      <text:p text:style-name="P11"><text:span text:style-name="T36"><text:s text:c="4"/></text:span><text:span text:style-name="T33">node</text:span><text:span text:style-name="T36"> </text:span><text:span text:style-name="T37">*</text:span><text:span text:style-name="T44">lt</text:span><text:span text:style-name="T37">;</text:span></text:p>
      <text:p text:style-name="P11"><text:span text:style-name="T36"><text:s text:c="4"/></text:span><text:span text:style-name="T33">node</text:span><text:span text:style-name="T36"> </text:span><text:span text:style-name="T37">*</text:span><text:span text:style-name="T44">rt</text:span><text:span text:style-name="T37">;</text:span></text:p>
      <text:p text:style-name="P11"><text:span text:style-name="T36"><text:s text:c="4"/></text:span><text:span text:style-name="T33">node</text:span><text:span text:style-name="T36"> </text:span><text:span text:style-name="T37">()</text:span><text:span text:style-name="T36"> </text:span><text:span text:style-name="T37">{</text:span></text:p>
      <text:p text:style-name="P11"><text:span text:style-name="T36"><text:s text:c="8"/></text:span><text:span text:style-name="T44">lt</text:span><text:span text:style-name="T36"> </text:span><text:span text:style-name="T37">=</text:span><text:span text:style-name="T36"> </text:span>NULL<text:span text:style-name="T37">;</text:span></text:p>
      <text:p text:style-name="P11"><text:span text:style-name="T36"><text:s text:c="8"/></text:span><text:span text:style-name="T44">rt</text:span><text:span text:style-name="T36"> </text:span><text:span text:style-name="T37">=</text:span><text:span text:style-name="T36"> </text:span>NULL<text:span text:style-name="T37">;</text:span></text:p>
      <text:p text:style-name="P11"><text:span text:style-name="T36"><text:s text:c="4"/></text:span><text:span text:style-name="T37">}</text:span></text:p>
      <text:p text:style-name="P17">};</text:p>
      <text:p text:style-name="P16"><text:span text:style-name="T34">typedef</text:span><text:span text:style-name="T36"> </text:span><text:span text:style-name="T33">node</text:span><text:span text:style-name="T36"> </text:span><text:span text:style-name="T37">*</text:span><text:span text:style-name="T33">binTree</text:span><text:span text:style-name="T37">;</text:span></text:p>
      <text:p text:style-name="P11"><text:span text:style-name="T36"><text:s text:c="4"/></text:span><text:span text:style-name="T33">binTree</text:span><text:span text:style-name="T36"> </text:span><text:span text:style-name="T37">Create(</text:span><text:span text:style-name="T34">void</text:span><text:span text:style-name="T37">);</text:span></text:p>
      <text:p text:style-name="P11"><text:span text:style-name="T36"><text:s text:c="4"/></text:span><text:span text:style-name="T34">bool</text:span><text:span text:style-name="T36"> </text:span><text:span text:style-name="T37">isNull(</text:span><text:span text:style-name="T33">binTree</text:span><text:span text:style-name="T37">);</text:span></text:p>
      <text:p text:style-name="P11"><text:span text:style-name="T36"><text:s text:c="4"/></text:span><text:span text:style-name="T33">base</text:span><text:span text:style-name="T36"> </text:span><text:span text:style-name="T37">RootBT</text:span><text:span text:style-name="T36"> </text:span><text:span text:style-name="T37">(</text:span><text:span text:style-name="T33">binTree</text:span><text:span text:style-name="T37">);</text:span></text:p>
      <text:p text:style-name="P11"><text:span text:style-name="T36"><text:s text:c="4"/></text:span><text:span text:style-name="T33">binTree</text:span><text:span text:style-name="T36"> </text:span><text:span text:style-name="T37">Left</text:span><text:span text:style-name="T36"> </text:span><text:span text:style-name="T37">(</text:span><text:span text:style-name="T33">binTree</text:span><text:span text:style-name="T37">);</text:span></text:p>
      <text:p text:style-name="P11"><text:span text:style-name="T36"><text:s text:c="4"/></text:span><text:span text:style-name="T33">binTree</text:span><text:span text:style-name="T36"> </text:span><text:span text:style-name="T37">Right</text:span><text:span text:style-name="T36"> </text:span><text:span text:style-name="T37">(</text:span><text:span text:style-name="T33">binTree</text:span><text:span text:style-name="T37">);</text:span></text:p>
      <text:p text:style-name="P11"><text:span text:style-name="T36"><text:s text:c="4"/></text:span><text:span text:style-name="T33">binTree</text:span><text:span text:style-name="T36"> </text:span><text:span text:style-name="T37">ConsBT(</text:span><text:span text:style-name="T34">const</text:span><text:span text:style-name="T36"> </text:span><text:span text:style-name="T33">base</text:span><text:span text:style-name="T36"> </text:span><text:span text:style-name="T37">&amp;</text:span>x<text:span text:style-name="T37">,</text:span><text:span text:style-name="T36"> </text:span><text:span text:style-name="T33">binTree</text:span><text:span text:style-name="T36"> </text:span><text:span text:style-name="T37">&amp;</text:span>lst<text:span text:style-name="T37">,</text:span><text:span text:style-name="T36"> <text:s/></text:span><text:span text:style-name="T33">binTree</text:span><text:span text:style-name="T36"> </text:span><text:span text:style-name="T37">&amp;</text:span>rst<text:span text:style-name="T37">);</text:span></text:p>
      <text:p text:style-name="P16"><text:span text:style-name="T36"><text:s text:c="4"/></text:span><text:span text:style-name="T34">void</text:span><text:span text:style-name="T36"> </text:span><text:span text:style-name="T37">destroy</text:span><text:span text:style-name="T36"> </text:span><text:span text:style-name="T37">(</text:span><text:span text:style-name="T33">binTree</text:span><text:span text:style-name="T37">&amp;);</text:span></text:p>
      <text:p text:style-name="P16"><text:span text:style-name="T41">#endif</text:span><text:span text:style-name="T36"> </text:span><text:span text:style-name="T40">//</text:span><text:span text:style-name="T36"> </text:span><text:span text:style-name="T40">BINTREE</text:span></text:p>
      <text:p text:style-name="P7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draw:marker draw:name="msArrowOvalEnd_20_1" draw:display-name="msArrowOvalEnd 1" svg:viewBox="0 0 80 80" svg:d="M80 40c0-22-18-40-40-40s-40 18-40 40 18 40 40 40 40-18 4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8Num1z0" style:family="text">
      <style:text-properties fo:font-size="14pt" fo:language="en" fo:country="US" style:font-size-asian="14pt" style:font-size-complex="14pt"/>
    </style:style>
    <style:style style:name="WW8Num8z0" style:family="text">
      <style:text-properties style:font-name="Wingdings" fo:font-family="Wingdings" style:font-charset="x-symbol" fo:font-size="14pt" fo:language="ru" fo:country="RU" style:font-size-asian="14pt" style:language-asian="ru" style:country-asian="RU" style:font-name-complex="Wingdings" style:font-family-complex="Wingdings" style:font-charset-complex="x-symbo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741cm" fo:margin-left="2.01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30T00:08:59.696531944</dc:date>
    <meta:editing-duration>PT4H9M11S</meta:editing-duration>
    <meta:editing-cycles>39</meta:editing-cycles>
    <meta:document-statistic meta:table-count="2" meta:image-count="0" meta:object-count="0" meta:page-count="9" meta:paragraph-count="237" meta:word-count="921" meta:character-count="6555" meta:non-whitespace-character-count="5217"/>
  </office:meta>
</office:document-meta>
</file>